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2DA48D63867.png" manifest:media-type="image/png"/>
  <manifest:file-entry manifest:full-path="Pictures/1000000100000447000002D6238F4F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11.587cm" draw:z-index="0"><draw:image xlink:href="Pictures/100000010000042F000002DA48D63867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1.271cm" draw:z-index="0"><draw:image xlink:href="Pictures/1000000100000447000002D6238F4F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9-51-07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3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